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b2b2b2" draw:fill="solid" draw:fill-color="#fffbcc" draw:textarea-horizontal-align="justify" draw:textarea-vertical-align="middle" draw:auto-grow-height="false" fo:min-height="3.814cm" fo:min-width="3.464cm"/>
    </style:style>
    <style:style style:name="gr2" style:family="graphic" style:parent-style-name="standard">
      <style:graphic-properties draw:stroke="dash" draw:stroke-dash="Fine_20_Dashed" svg:stroke-color="#b2b2b2" draw:fill="solid" draw:fill-color="#fffbcc" draw:textarea-horizontal-align="justify" draw:textarea-vertical-align="middle" draw:auto-grow-height="false" fo:min-height="3.687cm" fo:min-width="8.39cm"/>
    </style:style>
    <style:style style:name="gr3" style:family="graphic" style:parent-style-name="standard">
      <style:graphic-properties draw:stroke="dash" draw:stroke-dash="Fine_20_Dashed" svg:stroke-color="#b2b2b2" draw:fill="solid" draw:fill-color="#fffbcc" draw:textarea-horizontal-align="justify" draw:textarea-vertical-align="middle" draw:auto-grow-height="false" fo:min-height="3.433cm" fo:min-width="7.247cm"/>
    </style:style>
    <style:style style:name="gr4" style:family="graphic" style:parent-style-name="standard">
      <style:graphic-properties svg:stroke-width="0.018cm" svg:stroke-color="#0066b3" draw:marker-start-width="0.227cm" draw:marker-end-width="0.227cm" draw:fill="none" draw:textarea-horizontal-align="justify" draw:textarea-vertical-align="middle" draw:auto-grow-height="false" fo:min-height="0.308cm" fo:min-width="2.752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f58220" draw:marker-start-width="0.227cm" draw:marker-end-width="0.227cm" draw:fill="none" draw:textarea-horizontal-align="justify" draw:textarea-vertical-align="middle" draw:auto-grow-height="false" fo:min-height="0.327cm" fo:min-width="2.744cm" fo:padding-top="0.134cm" fo:padding-bottom="0.134cm" fo:padding-left="0.259cm" fo:padding-right="0.25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66b3" draw:fill-color="#0066b3" draw:textarea-horizontal-align="justify" draw:textarea-vertical-align="middle" draw:auto-grow-height="false" fo:min-height="0.11cm" fo:min-width="0cm"/>
    </style:style>
    <style:style style:name="gr8" style:family="graphic" style:parent-style-name="standard">
      <style:graphic-properties draw:stroke="none" svg:stroke-color="#f58220" draw:fill-color="#f58220" draw:textarea-horizontal-align="justify" draw:textarea-vertical-align="middle" draw:auto-grow-height="false" fo:min-height="0.11cm" fo:min-width="0cm"/>
    </style:style>
    <style:style style:name="gr9" style:family="graphic" style:parent-style-name="standard">
      <style:graphic-properties draw:stroke="none" draw:fill-color="#666666" draw:textarea-horizontal-align="justify" draw:textarea-vertical-align="middle" draw:auto-grow-height="false" fo:min-height="1.084cm" fo:min-width="1.977cm"/>
    </style:style>
    <style:style style:name="gr10" style:family="graphic" style:parent-style-name="standard">
      <style:graphic-properties svg:stroke-width="0.018cm" svg:stroke-color="#f58220" draw:marker-start-width="0.227cm" draw:marker-end-width="0.227cm" draw:fill="none" draw:textarea-horizontal-align="justify" draw:textarea-vertical-align="middle" draw:auto-grow-height="false" fo:min-height="0.361cm" fo:min-width="2.778cm" fo:padding-top="0.134cm" fo:padding-bottom="0.134cm" fo:padding-left="0.259cm" fo:padding-right="0.259cm"/>
    </style:style>
    <style:style style:name="gr1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svg:stroke-width="0.018cm" svg:stroke-color="#0066b3" draw:marker-start-width="0.227cm" draw:marker-end-width="0.227cm" draw:fill="none" draw:textarea-horizontal-align="justify" draw:textarea-vertical-align="middle" draw:auto-grow-height="false" fo:min-height="0.342cm" fo:min-width="2.786cm" fo:padding-top="0.134cm" fo:padding-bottom="0.134cm" fo:padding-left="0.259cm" fo:padding-right="0.25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-color="#666666" draw:textarea-horizontal-align="justify" draw:textarea-vertical-align="middle" draw:auto-grow-height="false" fo:min-height="0.969cm" fo:min-width="0.465cm"/>
    </style:style>
    <style:style style:name="gr15" style:family="graphic" style:parent-style-name="standard">
      <style:graphic-properties draw:stroke="dash" draw:stroke-dash="Fine_20_Dashed" svg:stroke-color="#b2b2b2" draw:fill="solid" draw:fill-color="#fffbcc" draw:textarea-horizontal-align="justify" draw:textarea-vertical-align="middle" draw:auto-grow-height="false" fo:min-height="7.37cm" fo:min-width="3.591cm"/>
    </style:style>
    <style:style style:name="P1" style:family="paragraph">
      <loext:graphic-properties draw:fill="solid" draw:fill-color="#fffb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66b3"/>
      <style:paragraph-properties fo:text-align="center"/>
    </style:style>
    <style:style style:name="P4" style:family="paragraph">
      <loext:graphic-properties draw:fill-color="#f58220"/>
      <style:paragraph-properties fo:text-align="center"/>
    </style:style>
    <style:style style:name="P5" style:family="paragraph">
      <loext:graphic-properties draw:fill-color="#666666"/>
      <style:paragraph-properties fo:text-align="center"/>
    </style:style>
    <style:style style:name="P6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64cm" svg:height="4.064cm" svg:x="12.53cm" svg:y="2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3.937cm" svg:x="2.905cm" svg:y="1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747cm" svg:height="3.683cm" svg:x="1.254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0.862cm" draw:transform="rotate (-1.5707963267949) translate (9.101cm 1.63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556cm" svg:height="0.889cm" draw:transform="rotate (-1.5707963267949) translate (6.588cm 1.63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3.794cm" svg:y1="4.81cm" svg:x2="5.953cm" svg:y2="4.81cm">
          <text:p/>
        </draw:line>
        <draw:line draw:style-name="gr6" draw:text-style-name="P2" draw:layer="layout" svg:x1="3.921cm" svg:y1="3.921cm" svg:x2="5.953cm" svg:y2="3.921cm">
          <text:p/>
        </draw:line>
        <draw:line draw:style-name="gr6" draw:text-style-name="P2" draw:layer="layout" svg:x1="3.921cm" svg:y1="2.016cm" svg:x2="5.953cm" svg:y2="2.016cm">
          <text:p/>
        </draw:line>
        <draw:custom-shape draw:style-name="gr4" draw:text-style-name="P2" draw:layer="layout" svg:width="3.556cm" svg:height="0.862cm" draw:transform="rotate (-1.5707963267949) translate (4.175cm 1.63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0.508cm" svg:height="0.508cm" draw:transform="rotate (-1.5707963267949) translate (4.021cm 1.8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08cm" draw:transform="rotate (-1.5707963267949) translate (4.021cm 3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08cm" draw:transform="rotate (-1.5707963267949) translate (4.021cm 4.5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draw:transform="rotate (-1.5707963267949) translate (6.434cm 1.8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draw:transform="rotate (-1.5707963267949) translate (6.434cm 2.7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draw:transform="rotate (-1.5707963267949) translate (6.434cm 3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draw:transform="rotate (-1.5707963267949) translate (6.434cm 4.5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3.556cm" svg:height="0.889cm" draw:transform="rotate (-1.5707963267949) translate (11.514cm 1.63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10.906cm" svg:y1="2.016cm" svg:x2="8.874cm" svg:y2="2.016cm">
          <text:p/>
        </draw:line>
        <draw:custom-shape draw:style-name="gr7" draw:text-style-name="P3" draw:layer="layout" svg:width="0.508cm" svg:height="0.508cm" draw:transform="rotate (-1.5707963267949) translate (8.947cm 1.8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08cm" draw:transform="rotate (-1.5707963267949) translate (8.947cm 3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08cm" draw:transform="rotate (-1.5707963267949) translate (8.947cm 4.5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draw:transform="rotate (-1.5707963267949) translate (11.36cm 1.8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draw:transform="rotate (-1.5707963267949) translate (11.36cm 3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draw:transform="rotate (-1.5707963267949) translate (11.36cm 4.5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08cm" draw:transform="rotate (-1.5707963267949) translate (8.946cm 2.7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0.907cm" svg:y1="3.816cm" svg:x2="8.875cm" svg:y2="3.816cm">
          <text:p/>
        </draw:line>
        <draw:line draw:style-name="gr6" draw:text-style-name="P2" draw:layer="layout" svg:x1="10.908cm" svg:y1="4.716cm" svg:x2="8.876cm" svg:y2="4.716cm">
          <text:p/>
        </draw:line>
        <draw:custom-shape draw:style-name="gr9" draw:text-style-name="P5" draw:layer="layout" svg:width="4.953cm" svg:height="1.524cm" svg:x="4.81cm" svg:y="5.826cm">
          <text:p/>
          <draw:enhanced-geometry svg:viewBox="0 0 21600 21600" draw:text-areas="?f0 0 ?f2 ?f5" draw:type="down-arrow" draw:modifiers="13044.9836065574 5332.418247880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2" draw:layer="layout" svg:width="3.556cm" svg:height="0.889cm" draw:transform="rotate (-1.5707963267949) translate (8.988cm 7.536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2" draw:layer="layout" svg:x1="6.321cm" svg:y1="7.917cm" svg:x2="8.353cm" svg:y2="7.917cm">
          <text:p/>
        </draw:line>
        <draw:custom-shape draw:style-name="gr12" draw:text-style-name="P2" draw:layer="layout" svg:width="3.556cm" svg:height="0.862cm" draw:transform="rotate (-1.5707963267949) translate (6.575cm 7.536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0.508cm" svg:height="0.508cm" draw:transform="rotate (-1.5707963267949) translate (6.421cm 7.7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08cm" draw:transform="rotate (-1.5707963267949) translate (6.421cm 9.5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08cm" draw:transform="rotate (-1.5707963267949) translate (6.421cm 10.4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draw:transform="rotate (-1.5707963267949) translate (8.834cm 7.7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draw:transform="rotate (-1.5707963267949) translate (8.834cm 8.6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draw:transform="rotate (-1.5707963267949) translate (8.834cm 9.5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draw:transform="rotate (-1.5707963267949) translate (8.834cm 10.4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6.321cm" svg:y1="8.817cm" svg:x2="8.353cm" svg:y2="8.817cm">
          <text:p/>
        </draw:line>
        <draw:line draw:style-name="gr11" draw:text-style-name="P2" draw:layer="layout" svg:x1="6.321cm" svg:y1="9.717cm" svg:x2="8.353cm" svg:y2="9.717cm">
          <text:p/>
        </draw:line>
        <draw:line draw:style-name="gr11" draw:text-style-name="P2" draw:layer="layout" svg:x1="6.321cm" svg:y1="10.617cm" svg:x2="8.353cm" svg:y2="10.617cm">
          <text:p/>
        </draw:line>
        <draw:custom-shape draw:style-name="gr7" draw:text-style-name="P3" draw:layer="layout" svg:width="0.508cm" svg:height="0.508cm" draw:transform="rotate (-1.5707963267949) translate (6.42cm 8.6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0.561cm" svg:height="0.965cm" svg:x="3.487cm" svg:y="2.524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frame draw:style-name="gr13" draw:text-style-name="P6" draw:layer="layout" svg:width="0.561cm" svg:height="0.965cm" svg:x="10.779cm" svg:y="2.448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custom-shape draw:style-name="gr12" draw:text-style-name="P2" draw:layer="layout" svg:width="3.556cm" svg:height="0.862cm" svg:x="1.358cm" svg:y="15.53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3.556cm" svg:height="0.889cm" svg:x="5.191cm" svg:y="13.13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8.366cm" svg:y1="15.925cm" svg:x2="8.366cm" svg:y2="13.766cm">
          <text:p/>
        </draw:line>
        <draw:line draw:style-name="gr6" draw:text-style-name="P2" draw:layer="layout" svg:x1="7.477cm" svg:y1="15.798cm" svg:x2="7.477cm" svg:y2="13.766cm">
          <text:p/>
        </draw:line>
        <draw:line draw:style-name="gr6" draw:text-style-name="P2" draw:layer="layout" svg:x1="5.572cm" svg:y1="15.798cm" svg:x2="5.572cm" svg:y2="13.766cm">
          <text:p/>
        </draw:line>
        <draw:custom-shape draw:style-name="gr12" draw:text-style-name="P2" draw:layer="layout" svg:width="3.556cm" svg:height="0.862cm" svg:x="5.191cm" svg:y="15.54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0.508cm" svg:height="0.508cm" svg:x="5.372cm" svg:y="15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08cm" svg:x="7.172cm" svg:y="15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08cm" svg:x="8.072cm" svg:y="15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svg:x="5.372cm" svg:y="13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svg:x="6.272cm" svg:y="13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svg:x="7.172cm" svg:y="13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svg:x="8.072cm" svg:y="13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3.556cm" svg:height="0.889cm" svg:x="1.358cm" svg:y="13.1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1.739cm" svg:y1="13.733cm" svg:x2="1.739cm" svg:y2="15.765cm">
          <text:p/>
        </draw:line>
        <draw:custom-shape draw:style-name="gr7" draw:text-style-name="P3" draw:layer="layout" svg:width="0.508cm" svg:height="0.508cm" svg:x="1.539cm" svg:y="15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08cm" svg:x="3.339cm" svg:y="15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08cm" svg:x="4.239cm" svg:y="15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svg:x="1.539cm" svg:y="13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svg:x="3.339cm" svg:y="13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svg:x="4.239cm" svg:y="13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08cm" svg:x="2.439cm" svg:y="1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3.539cm" svg:y1="13.732cm" svg:x2="3.539cm" svg:y2="15.764cm">
          <text:p/>
        </draw:line>
        <draw:line draw:style-name="gr6" draw:text-style-name="P2" draw:layer="layout" svg:x1="4.439cm" svg:y1="13.731cm" svg:x2="4.439cm" svg:y2="15.763cm">
          <text:p/>
        </draw:line>
        <draw:custom-shape draw:style-name="gr14" draw:text-style-name="P5" draw:layer="layout" svg:width="1.905cm" svg:height="1.524cm" draw:transform="rotate (1.5707963267949) translate (9.382cm 15.732cm)">
          <text:p/>
          <draw:enhanced-geometry svg:viewBox="0 0 21600 21600" draw:text-areas="?f0 0 ?f2 ?f5" draw:type="down-arrow" draw:modifiers="13044.9836065574 5332.418247880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2" draw:layer="layout" svg:width="3.556cm" svg:height="0.889cm" svg:x="11.414cm" svg:y="13.07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2" draw:layer="layout" svg:x1="11.795cm" svg:y1="15.745cm" svg:x2="11.795cm" svg:y2="13.713cm">
          <text:p/>
        </draw:line>
        <draw:custom-shape draw:style-name="gr12" draw:text-style-name="P2" draw:layer="layout" svg:width="3.556cm" svg:height="0.862cm" svg:x="11.414cm" svg:y="15.49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0.508cm" svg:height="0.508cm" svg:x="11.595cm" svg:y="15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08cm" svg:x="13.395cm" svg:y="15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08cm" svg:x="14.295cm" svg:y="15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svg:x="11.595cm" svg:y="13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svg:x="12.495cm" svg:y="13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svg:x="13.395cm" svg:y="13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svg:x="14.295cm" svg:y="13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2.695cm" svg:y1="15.745cm" svg:x2="12.695cm" svg:y2="13.713cm">
          <text:p/>
        </draw:line>
        <draw:line draw:style-name="gr11" draw:text-style-name="P2" draw:layer="layout" svg:x1="13.595cm" svg:y1="15.745cm" svg:x2="13.595cm" svg:y2="13.713cm">
          <text:p/>
        </draw:line>
        <draw:line draw:style-name="gr11" draw:text-style-name="P2" draw:layer="layout" svg:x1="14.495cm" svg:y1="15.745cm" svg:x2="14.495cm" svg:y2="13.713cm">
          <text:p/>
        </draw:line>
        <draw:custom-shape draw:style-name="gr7" draw:text-style-name="P3" draw:layer="layout" svg:width="0.508cm" svg:height="0.508cm" svg:x="12.495cm" svg:y="15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0.561cm" svg:height="0.965cm" draw:transform="rotate (1.5707963267949) translate (6.08cm 16.232cm)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frame draw:style-name="gr13" draw:text-style-name="P6" draw:layer="layout" svg:width="0.561cm" svg:height="0.965cm" draw:transform="rotate (1.5707963267949) translate (2.171cm 13.86cm)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custom-shape draw:style-name="gr15" draw:text-style-name="P1" draw:layer="layout" svg:width="4.091cm" svg:height="7.62cm" svg:x="6.588cm" svg:y="19.54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556cm" svg:height="0.862cm" svg:x="6.819cm" svg:y="22.26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3.556cm" svg:height="0.889cm" svg:x="6.842cm" svg:y="23.50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10.017cm" svg:y1="26.3cm" svg:x2="10.017cm" svg:y2="24.141cm">
          <text:p/>
        </draw:line>
        <draw:line draw:style-name="gr6" draw:text-style-name="P2" draw:layer="layout" svg:x1="9.128cm" svg:y1="26.173cm" svg:x2="9.128cm" svg:y2="24.141cm">
          <text:p/>
        </draw:line>
        <draw:line draw:style-name="gr6" draw:text-style-name="P2" draw:layer="layout" svg:x1="7.223cm" svg:y1="26.173cm" svg:x2="7.223cm" svg:y2="24.141cm">
          <text:p/>
        </draw:line>
        <draw:custom-shape draw:style-name="gr12" draw:text-style-name="P2" draw:layer="layout" svg:width="3.556cm" svg:height="0.862cm" svg:x="6.842cm" svg:y="25.91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0.508cm" svg:height="0.508cm" svg:x="7.023cm" svg:y="26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08cm" svg:x="8.823cm" svg:y="26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08cm" svg:x="9.723cm" svg:y="26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svg:x="7.023cm" svg:y="23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svg:x="7.923cm" svg:y="23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svg:x="8.823cm" svg:y="23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svg:x="9.723cm" svg:y="23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3.556cm" svg:height="0.889cm" svg:x="6.819cm" svg:y="19.85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7.2cm" svg:y1="20.464cm" svg:x2="7.2cm" svg:y2="22.496cm">
          <text:p/>
        </draw:line>
        <draw:custom-shape draw:style-name="gr7" draw:text-style-name="P3" draw:layer="layout" svg:width="0.508cm" svg:height="0.508cm" svg:x="7cm" svg:y="22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08cm" svg:x="8.8cm" svg:y="22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08cm" svg:x="9.7cm" svg:y="22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svg:x="7cm" svg:y="2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svg:x="8.8cm" svg:y="2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svg:x="9.7cm" svg:y="2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08cm" svg:x="7.9cm" svg:y="22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9cm" svg:y1="20.463cm" svg:x2="9cm" svg:y2="22.495cm">
          <text:p/>
        </draw:line>
        <draw:line draw:style-name="gr6" draw:text-style-name="P2" draw:layer="layout" svg:x1="9.9cm" svg:y1="20.462cm" svg:x2="9.9cm" svg:y2="22.494cm">
          <text:p/>
        </draw:line>
        <draw:custom-shape draw:style-name="gr14" draw:text-style-name="P5" draw:layer="layout" svg:width="1.905cm" svg:height="1.524cm" draw:transform="rotate (1.5707963267949) translate (10.906cm 24.241cm)">
          <text:p/>
          <draw:enhanced-geometry svg:viewBox="0 0 21600 21600" draw:text-areas="?f0 0 ?f2 ?f5" draw:type="down-arrow" draw:modifiers="13044.9836065574 5332.418247880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2" draw:layer="layout" svg:width="3.556cm" svg:height="0.889cm" svg:x="12.738cm" svg:y="21.587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2" draw:layer="layout" svg:x1="13.119cm" svg:y1="24.254cm" svg:x2="13.119cm" svg:y2="22.222cm">
          <text:p/>
        </draw:line>
        <draw:custom-shape draw:style-name="gr12" draw:text-style-name="P2" draw:layer="layout" svg:width="3.556cm" svg:height="0.862cm" svg:x="12.738cm" svg:y="2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0.508cm" svg:height="0.508cm" svg:x="12.919cm" svg:y="24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08cm" svg:x="14.719cm" svg:y="24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08cm" svg:x="15.619cm" svg:y="24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svg:x="12.919cm" svg:y="21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svg:x="13.819cm" svg:y="21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svg:x="14.719cm" svg:y="21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svg:x="15.619cm" svg:y="21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4.019cm" svg:y1="24.254cm" svg:x2="14.019cm" svg:y2="22.222cm">
          <text:p/>
        </draw:line>
        <draw:line draw:style-name="gr11" draw:text-style-name="P2" draw:layer="layout" svg:x1="14.919cm" svg:y1="24.254cm" svg:x2="14.919cm" svg:y2="22.222cm">
          <text:p/>
        </draw:line>
        <draw:line draw:style-name="gr11" draw:text-style-name="P2" draw:layer="layout" svg:x1="15.819cm" svg:y1="24.254cm" svg:x2="15.819cm" svg:y2="22.222cm">
          <text:p/>
        </draw:line>
        <draw:custom-shape draw:style-name="gr7" draw:text-style-name="P3" draw:layer="layout" svg:width="0.508cm" svg:height="0.508cm" svg:x="13.819cm" svg:y="24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0.561cm" svg:height="0.965cm" draw:transform="rotate (1.5707963267949) translate (7.731cm 26.607cm)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frame draw:style-name="gr13" draw:text-style-name="P6" draw:layer="layout" svg:width="0.561cm" svg:height="0.965cm" draw:transform="rotate (1.5707963267949) translate (7.632cm 20.591cm)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1T10:40:49.163950067</meta:creation-date>
    <dc:date>2019-01-31T10:57:20.209675102</dc:date>
    <meta:editing-duration>PT16M29S</meta:editing-duration>
    <meta:editing-cycles>5</meta:editing-cycles>
    <meta:generator>LibreOffice/6.0.6.2$Linux_X86_64 LibreOffice_project/00$Build-2</meta:generator>
    <meta:document-statistic meta:object-count="127"/>
  </office:meta>
</office:document-meta>
</file>